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officeooo:rsid="0006c067" officeooo:paragraph-rsid="0006c067"/>
    </style:style>
    <style:style style:name="P2" style:family="paragraph" style:parent-style-name="Standard">
      <style:paragraph-properties fo:text-align="justify" style:justify-single-word="false"/>
      <style:text-properties officeooo:paragraph-rsid="000828a7"/>
    </style:style>
    <style:style style:name="P3" style:family="paragraph" style:parent-style-name="Standard">
      <style:paragraph-properties fo:text-align="justify" style:justify-single-word="false"/>
      <style:text-properties style:font-name="arial" fo:font-size="11pt" officeooo:rsid="0006c067" officeooo:paragraph-rsid="0006c067" style:font-size-asian="11pt" style:font-size-complex="11pt"/>
    </style:style>
    <style:style style:name="P4" style:family="paragraph" style:parent-style-name="Standard">
      <style:paragraph-properties fo:text-align="justify" style:justify-single-word="false"/>
      <style:text-properties style:font-name="arial" fo:font-size="11pt" officeooo:paragraph-rsid="000765a1" style:font-size-asian="11pt" style:font-size-complex="11pt"/>
    </style:style>
    <style:style style:name="P5" style:family="paragraph" style:parent-style-name="Standard">
      <style:paragraph-properties fo:text-align="justify" style:justify-single-word="false"/>
      <style:text-properties style:font-name="arial" fo:font-size="11pt" officeooo:rsid="000765a1" officeooo:paragraph-rsid="000765a1" style:font-size-asian="11pt" style:font-size-complex="11pt"/>
    </style:style>
    <style:style style:name="P6" style:family="paragraph" style:parent-style-name="Standard">
      <style:paragraph-properties fo:text-align="justify" style:justify-single-word="false"/>
      <style:text-properties style:font-name="arial" fo:font-size="11pt" officeooo:rsid="000828a7" officeooo:paragraph-rsid="000828a7" style:font-size-asian="11pt" style:font-size-complex="11pt"/>
    </style:style>
    <style:style style:name="P7" style:family="paragraph" style:parent-style-name="Standard">
      <style:paragraph-properties fo:text-align="justify" style:justify-single-word="false"/>
      <style:text-properties style:font-name="arial" fo:font-size="12pt" officeooo:rsid="000765a1" officeooo:paragraph-rsid="000765a1" style:font-size-asian="12pt" style:font-size-complex="12pt"/>
    </style:style>
    <style:style style:name="T1" style:family="text">
      <style:text-properties officeooo:rsid="000765a1"/>
    </style:style>
    <style:style style:name="T2" style:family="text">
      <style:text-properties fo:font-weight="bold" officeooo:rsid="000765a1" style:font-weight-asian="bold" style:font-weight-complex="bold"/>
    </style:style>
    <style:style style:name="T3" style:family="text">
      <style:text-properties style:font-name="arial"/>
    </style:style>
    <style:style style:name="T4" style:family="text">
      <style:text-properties style:font-name="arial" fo:font-size="11pt" style:font-size-asian="11pt" style:font-size-complex="11pt"/>
    </style:style>
    <style:style style:name="T5" style:family="text">
      <style:text-properties style:font-name="arial" fo:font-size="11pt" officeooo:rsid="000828a7" style:font-size-asian="11pt" style:font-size-complex="11pt"/>
    </style:style>
    <style:style style:name="T6" style:family="text">
      <style:text-properties style:font-name="arial" fo:font-size="11pt" officeooo:rsid="00089a4f" style:font-size-asian="11pt" style:font-size-complex="11pt"/>
    </style:style>
    <style:style style:name="T7" style:family="text">
      <style:text-properties style:font-name="arial" fo:font-size="11pt" fo:font-weight="bold" officeooo:rsid="000828a7" style:font-size-asian="11pt" style:font-weight-asian="bold" style:font-size-complex="11pt" style:font-weight-complex="bold"/>
    </style:style>
    <style:style style:name="T8" style:family="text">
      <style:text-properties style:font-name="arial" officeooo:rsid="000828a7"/>
    </style:style>
    <style:style style:name="T9" style:family="text">
      <style:text-properties style:font-name="arial" fo:font-size="12pt" style:font-size-asian="12pt" style:font-size-complex="12pt"/>
    </style:style>
    <style:style style:name="T10" style:family="text">
      <style:text-properties style:font-name="arial" fo:font-size="12pt" officeooo:rsid="000828a7" style:font-size-asian="12pt" style:font-size-complex="12pt"/>
    </style:style>
    <style:style style:name="T11" style:family="text">
      <style:text-properties style:font-name="arial" fo:font-size="12pt" fo:font-weight="bold" officeooo:rsid="000828a7" style:font-size-asian="12pt" style:font-weight-asian="bold" style:font-size-complex="12pt" style:font-weight-complex="bold"/>
    </style:style>
    <style:style style:name="T12" style:family="text">
      <style:text-properties style:font-name="arial" fo:font-weight="bold" officeooo:rsid="000828a7" style:font-weight-asian="bold" style:font-weight-complex="bold"/>
    </style:style>
    <style:style style:name="T13" style:family="text">
      <style:text-properties officeooo:rsid="000828a7"/>
    </style:style>
    <style:style style:name="T14" style:family="text">
      <style:text-properties fo:font-size="11pt" officeooo:rsid="000828a7"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lossaire</text:p>
      <text:p text:style-name="P3"/>
      <text:p text:style-name="P4"><text:span text:style-name="T2">Python :</text:span><text:span text:style-name="T1"> </text:span>langage de programmation polyvalent et largement utilisé, connu pour sa syntaxe claire et lisible. Il est employé dans une grande variété de domaines, y compris le développement web, l'analyse de données, l'intelligence artificielle, l'automatisation, et bien plus encore. Python possède une vaste collection de bibliothèques qui simplifient le développement et l'intégration de diverses fonctionnalités.</text:p>
      <text:p text:style-name="P4"/>
      <text:p text:style-name="P4"><text:span text:style-name="T2">Bibliothèque :</text:span><text:span text:style-name="T1"> </text:span>En informatique, une <text:span text:style-name="T1">bibliothèque </text:span>(o<text:span text:style-name="T1">u library</text:span> en anglais) est un ensemble de ressources pré-écrites qui peuvent être utilisées pour développer des applications. Les bibliothèques contiennent du code réutilisable qui effectue des tâches courantes, comme manipuler des chaînes de caractères, effectuer des calculs mathématiques, ou gérer des interfaces utilisateur, ce qui permet aux développeurs de ne pas réinventer la roue à chaque projet.</text:p>
      <text:p text:style-name="P4"/>
      <text:p text:style-name="P4"><text:span text:style-name="T2">Route :</text:span><text:span text:style-name="T1"> </text:span>En développement web, une <text:span text:style-name="T1">route</text:span> est un chemin URL défini qui correspond à une action spécifique dans une application. Les routes permettent de naviguer d'une page à une autre ou d'exécuter certaines actions, comme soumettre un formulaire ou accéder à une ressource. Elles sont définies dans le code du back-end et associées à des fonctions qui traitent les requêtes entrantes.<text:span text:style-name="T1"> </text:span></text:p>
      <text:p text:style-name="P4"/>
      <text:p text:style-name="P4"><text:span text:style-name="T2">Back-end :</text:span><text:span text:style-name="T1"> </text:span>Le <text:span text:style-name="T1">back-end</text:span> désigne la partie d'une application ou d'un site web qui est responsable de la gestion des données, de la logique d'affaires et de la communication avec les bases de données. Il s'agit de la couche serveur qui traite les requêtes des utilisateurs, exécute les algorithmes, gère les bases de données, et retourne les informations au <text:span text:style-name="T1">front-end</text:span>. Le back-end n'est pas directement visible par l'utilisateur final, mais il est crucial pour le bon fonctionnement de l'application.</text:p>
      <text:p text:style-name="P4"/>
      <text:p text:style-name="P4"><text:span text:style-name="T2">Front-end : </text:span>Le <text:span text:style-name="T1">front-end</text:span> est la partie visible d'une application ou d'un site web avec laquelle les utilisateurs interagissent directement. Il inclut tout ce qui est affiché dans le navigateur, y compris le design, la mise en page, les boutons, les formulaires et les interactions utilisateur. Les technologies couramment utilisées pour le front-end incluent HTML, CSS, et JavaScript.</text:p>
      <text:p text:style-name="P4"/>
      <text:p text:style-name="P4"><text:span text:style-name="T2">Vision par ordinateur : </text:span>La <text:span text:style-name="T1">vision par ordinateur</text:span> est un domaine de l'intelligence artificielle qui permet aux machines de comprendre et d'interpréter le contenu visuel du monde réel, comme des images ou des vidéos. Cette technologie est utilisée dans divers domaines, allant de la reconnaissance faciale à l'analyse d'images médicales en passant par la conduite autonome.</text:p>
      <text:p text:style-name="P4"/>
      <text:p text:style-name="P2"><text:span text:style-name="T7">Forensique :</text:span><text:span text:style-name="T5"> </text:span><text:span text:style-name="T4">Le terme </text:span><text:span text:style-name="T6">forensique </text:span><text:span text:style-name="T4">désigne l'ensemble des techniques et des méthodes scientifiques utilisées pour l'investigation et la résolution de crimes, en particulier celles appliquées dans le domaine judiciaire.De manière générale, le forensique englobe diverses disciplines, telles que la médecine légale, la toxicologie, la balistique, l'analyse d'ADN, </text:span><text:span text:style-name="T5">l’analyse d’images ou de données biométriques,</text:span><text:span text:style-name="T4">et d'autres, toutes utilisées pour analyser des preuves matérielles et aider à la résolution d'enquêtes criminelles</text:span></text:p>
      <text:p text:style-name="P4"/>
      <text:p text:style-name="P4"><text:span text:style-name="T1">Abréviation</text:span></text:p>
      <text:p text:style-name="P5"/>
      <text:p text:style-name="P5">COL → Colonel</text:p>
      <text:p text:style-name="P5">LCL → Lieutenant-Colonel</text:p>
      <text:p text:style-name="P5">CDT→ Commandant</text:p>
      <text:p text:style-name="P5">CNE → Capitaine</text:p>
      <text:p text:style-name="P5"/>
      <text:p text:style-name="P5">PJGN → Pôle Judiciaire de la Gendarmerie Nationale</text:p>
      <text:p text:style-name="P5">SCRC → Service Central de Renseignement Criminel</text:p>
      <text:p text:style-name="P5">IRCGN → Institut de Recherche Criminel de la Gendarmerie Nationale</text:p>
      <text:p text:style-name="P6">CFIA → Centre forensique d’Intelligence Artificielle</text:p>
      <text:p text:style-name="P7"/>
      <text:p text:style-name="P1"/>
      <text:p text:style-name="P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09:26:32.661556811</meta:creation-date>
    <dc:date>2024-08-26T10:18:11.218069283</dc:date>
    <meta:editing-duration>PT8M58S</meta:editing-duration>
    <meta:editing-cycles>2</meta:editing-cycles>
    <meta:generator>LibreOffice/7.3.7.2$Linux_X86_64 LibreOffice_project/30$Build-2</meta:generator>
    <meta:document-statistic meta:table-count="0" meta:image-count="0" meta:object-count="0" meta:page-count="2" meta:paragraph-count="17" meta:word-count="487" meta:character-count="3329" meta:non-whitespace-character-count="2858"/>
  </office:meta>
</office:document-meta>
</file>